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family="Symbol" style:font-pitch="variable" style:font-charset="x-symbol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1.048cm" svg:height="6.763cm" draw:transform="skewX (9.97002388189114E-017) rotate (0.564614013020059) translate (4.65999993424934cm 13.3089998961934cm)" svg:viewBox="0 0 11049 6764" svg:d="m0 0c7011 0 12889 684 6300 2821s4749 3943 4749 3943">
          <text:p/>
        </draw:path>
        <draw:custom-shape draw:style-name="gr2" draw:text-style-name="P1" draw:layer="layout" svg:width="0.5cm" svg:height="0.5cm" svg:x="10.227cm" svg:y="9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743cm" svg:height="1.453cm" svg:x="8.727cm" svg:y="10.544cm">
          <draw:text-box>
            <text:p><text:span text:style-name="T1">g</text:span><text:span text:style-name="T2">(t)</text:span></text:p>
          </draw:text-box>
        </draw:frame>
        <draw:line draw:style-name="gr4" draw:text-style-name="P1" draw:layer="layout" svg:x1="10.425cm" svg:y1="10.03cm" svg:x2="13.664cm" svg:y2="8.53cm">
          <text:p/>
        </draw:line>
        <draw:line draw:style-name="gr4" draw:text-style-name="P1" draw:layer="layout" svg:x1="10.426cm" svg:y1="9.991cm" svg:x2="8.806cm" svg:y2="6.99cm">
          <text:p/>
        </draw:line>
        <draw:frame draw:style-name="gr5" draw:text-style-name="P2" draw:layer="layout" svg:width="1.929cm" svg:height="1.276cm" svg:x="13.98cm" svg:y="8.608cm">
          <draw:text-box>
            <text:p text:style-name="P2">T(t)</text:p>
          </draw:text-box>
        </draw:frame>
        <draw:frame draw:style-name="gr5" draw:text-style-name="P2" draw:layer="layout" svg:width="2.03cm" svg:height="1.276cm" svg:x="6.677cm" svg:y="7.66cm">
          <draw:text-box>
            <text:p text:style-name="P2">N(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8-09T10:41:42</meta:creation-date>
    <dc:date>2011-08-09T10:45:22</dc:date>
    <dc:creator>Stephane Puechmorel</dc:creator>
    <meta:editing-duration>PT3M40S</meta:editing-duration>
    <meta:editing-cycles>1</meta:editing-cycles>
    <meta:document-statistic meta:object-count="7"/>
    <meta:generator>LibreOffice/3.3$Unix LibreOffice_project/330m19$Build-202</meta:generator>
  </office:meta>
</office:document-meta>
</file>